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normal" style:font-size-asian="10pt" style:font-weight-asian="normal" style:font-size-complex="10pt" style:language-complex="ar" style:country-complex="SA" style:font-weight-complex="normal"/>
    </style:style>
    <style:style style:name="P14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fo:font-style="italic" style:text-underline-style="none" fo:font-weight="normal" style:font-size-asian="10pt" style:font-style-asian="italic" style:font-weight-asian="normal" style:font-size-complex="10pt" style:language-complex="ar" style:country-complex="SA" style:font-style-complex="italic" style:font-weight-complex="normal"/>
    </style:style>
    <style:style style:name="P15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fo:font-style="normal" style:text-underline-style="none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16" style:family="paragraph" style:parent-style-name="Text_20_body" style:master-page-name="Standard">
      <style:paragraph-properties fo:line-height="150%" fo:text-align="center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4pt" fo:language="ca" fo:country="ES" style:text-underline-style="none" fo:font-weight="bold" style:font-size-asian="14pt" style:font-weight-asian="bold" style:font-size-complex="14pt" style:language-complex="ar" style:country-complex="SA" style:font-weight-complex="bold"/>
    </style:style>
    <style:style style:name="P17" style:family="paragraph" style:parent-style-name="Text_20_body" style:list-style-name="L3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normal" style:font-size-asian="10pt" style:font-weight-asian="normal" style:font-size-complex="10pt" style:language-complex="ar" style:country-complex="SA" style:font-weight-complex="normal"/>
    </style:style>
    <style:style style:name="P18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bold" style:font-size-asian="10pt" style:font-weight-asian="bold" style:font-size-complex="10pt" style:language-complex="ar" style:country-complex="SA" style:font-weight-complex="bold"/>
    </style:style>
    <style:style style:name="P19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fo:font-style="normal" style:text-underline-style="none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20" style:family="paragraph" style:parent-style-name="Text_20_body" style:list-style-name="L3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fo:font-style="normal" style:text-underline-style="none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21" style:family="paragraph" style:parent-style-name="Text_20_body" style:list-style-name="L4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fo:font-style="italic" style:text-underline-style="none" fo:font-weight="normal" style:font-size-asian="10pt" style:font-style-asian="italic" style:font-weight-asian="normal" style:font-size-complex="10pt" style:language-complex="ar" style:country-complex="SA" style:font-style-complex="italic" style:font-weight-complex="normal"/>
    </style:style>
    <style:style style:name="P22" style:family="paragraph" style:parent-style-name="Text_20_body">
      <style:paragraph-properties fo:line-height="150%" fo:text-align="center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4pt" fo:language="ca" fo:country="ES" style:text-underline-style="none" fo:font-weight="bold" style:font-size-asian="14pt" style:font-weight-asian="bold" style:font-size-complex="14pt" style:language-complex="ar" style:country-complex="SA" style:font-weight-complex="bold"/>
    </style:style>
    <style:style style:name="P23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style:text-underline-style="none" fo:font-weight="normal" style:font-size-asian="10pt" style:font-weight-asian="normal" style:font-size-complex="10pt" style:language-complex="ar" style:country-complex="SA" style:font-weight-complex="normal"/>
    </style:style>
    <style:style style:name="P24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0pt" fo:language="ca" fo:country="ES" fo:font-style="italic" style:text-underline-style="none" fo:font-weight="normal" style:font-size-asian="10pt" style:font-style-asian="italic" style:font-weight-asian="normal" style:font-size-complex="10pt" style:language-complex="ar" style:country-complex="SA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3" fo:font-size="10pt" style:font-size-asian="10pt" style:font-size-complex="10pt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08 Aplicacions web UF5: HTML i fulles d'estil: Introducció a la programació en PHP. Funcions (examen 2)</text:p>
      <text:p text:style-name="P23"/>
      <text:p text:style-name="P24">Cada pregunta val 1 punt.</text:p>
      <text:p text:style-name="P23"/>
      <text:p text:style-name="P22"><text:a xlink:type="simple" xlink:href="http://www.php.net/manual/en/ref.math.php"><text:span text:style-name="T6">http://www.php.net/manual/en/ref.math.php</text:span></text:a></text:p>
      <text:p text:style-name="P22"><text:span text:style-name="T6"/></text:p>
      <text:list xml:id="list444866427" text:style-name="L3">
        <text:list-item>
          <text:p text:style-name="P17"><text:span text:style-name="T5">Escriu un programa en PHP (exercici1.php) que se li passin tres arguments via GET (a,b,c). En aquest cas seran números. Ha de mostrar:</text:span></text:p>
          <text:list>
            <text:list-item>
              <text:p text:style-name="P20">El valor mínim.</text:p>
            </text:list-item>
            <text:list-item>
              <text:p text:style-name="P20">L'arrel quadrada del primer.</text:p>
            </text:list-item>
            <text:list-item>
              <text:p text:style-name="P20">El valor de multiplicar 3 * Pi * b.</text:p>
            </text:list-item>
            <text:list-item>
              <text:p text:style-name="P20">El valor de e^c.</text:p>
            </text:list-item>
            <text:list-item>
              <text:p text:style-name="P20">El sinus hiperbòlic de b.</text:p>
            </text:list-item>
          </text:list>
        </text:list-item>
      </text:list>
      <text:p text:style-name="P15"/>
      <text:p text:style-name="P15"><text:tab/><text:tab/><text:tab/><text:a xlink:type="simple" xlink:href="http://es1.php.net/manual/en/ref.strings.php"><text:span text:style-name="T4">http://es1.php.net/manual/en/ref.strings.php</text:span></text:a></text:p>
      <text:p text:style-name="P15"/>
      <text:list xml:id="list598160072" text:style-name="L4">
        <text:list-item>
          <text:p text:style-name="P21"><text:span text:style-name="T5">Escriu un programa en PHP (exercici2.php) que se li passin tres arguments via GET (a,b,c). En aquest cas seran cadenes de text. Ha de mostrar:</text:span></text:p>
          <text:list>
            <text:list-item>
              <text:p text:style-name="P21"><text:span text:style-name="T5">El resultat del MD5 de a.</text:span></text:p>
            </text:list-item>
            <text:list-item>
              <text:p text:style-name="P21"><text:span text:style-name="T5">Mostri els tres primers caràcters de la cadena b.</text:span></text:p>
            </text:list-item>
            <text:list-item>
              <text:p text:style-name="P21"><text:span text:style-name="T5">Passi c en majúscules.</text:span></text:p>
            </text:list-item>
            <text:list-item>
              <text:p text:style-name="P21"><text:span text:style-name="T5">Mostri la longitud total de les tres cadenes de text.</text:span></text:p>
            </text:list-item>
            <text:list-item>
              <text:p text:style-name="P21"><text:span text:style-name="T5">Mostri com de similars són les cadenes de text a i b.</text:span></text:p>
            </text:list-item>
          </text:list>
        </text:list-item>
      </text:list>
      <text:p text:style-name="P14"/>
      <text:p text:style-name="P14"/>
      <text:p text:style-name="P13"/>
      <text:p text:style-name="P13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3" svg:font-family="Arial" style:font-family-generic="swiss"/>
    <style:font-face style:name="arial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3.969cm" style:rel-column-width="15288*"/>
    </style:style>
    <style:style style:name="Taula2.B" style:family="table-column">
      <style:table-column-properties style:column-width="11.525cm" style:rel-column-width="44396*"/>
    </style:style>
    <style:style style:name="Taula2.C" style:family="table-column">
      <style:table-column-properties style:column-width="1.519cm" style:rel-column-width="5851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1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Examen 6</text:p></table:table-cell><table:table-cell table:style-name="Taula3.A2" office:value-type="string"><text:p text:style-name="MP4">Data: 4/06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Intro a la programació en PHP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ExamenM08UF5PHP2</text:file-name></text:span><text:span text:style-name="MT2"><text:tab/>Pàgina </text:span><text:span text:style-name="MT2"><text:page-number text:select-page="current">1</text:page-number></text:span><text:span text:style-name="MT2"> de </text:span><text:span text:style-name="MT2"><text:page-count>1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1</text:page-number></text:span></text:span><text:span text:style-name="Page_20_Number"><text:span text:style-name="MT3">/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4-06-03T15:36:14</dc:date>
    <meta:print-date>2007-03-02T17:20:29</meta:print-date>
    <dc:language>es-ES</dc:language>
    <meta:editing-cycles>209</meta:editing-cycles>
    <meta:editing-duration>PT20H3M37S</meta:editing-duration>
    <dc:creator>Gerard Ballabriga</dc:creator>
    <meta:document-statistic meta:table-count="6" meta:image-count="5" meta:object-count="0" meta:page-count="1" meta:paragraph-count="39" meta:word-count="201" meta:character-count="1152" meta:non-whitespace-character-count="990"/>
    <meta:user-defined meta:name="Info 1"/>
    <meta:user-defined meta:name="Info 2"/>
    <meta:user-defined meta:name="Info 3"/>
    <meta:user-defined meta:name="Info 4"/>
  </office:meta>
</office:document-meta>
</file>